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libri3" svg:font-family="Calibri" style:font-adornments="Regular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wiss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71in" fo:margin-left="0in" fo:margin-top="0in" fo:margin-bottom="0in" table:align="left" style:writing-mode="page"/>
    </style:style>
    <style:style style:name="Table1.A" style:family="table-column">
      <style:table-column-properties style:column-width="1.8333in"/>
    </style:style>
    <style:style style:name="Table1.B" style:family="table-column">
      <style:table-column-properties style:column-width="2.5465in"/>
    </style:style>
    <style:style style:name="Table1.C" style:family="table-column">
      <style:table-column-properties style:column-width="2.5472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201in" fo:border="none"/>
    </style:style>
    <style:style style:name="Table26" style:family="table">
      <style:table-properties style:width="6.925in" style:rel-width="100%" fo:margin-left="0in" fo:margin-top="0in" fo:margin-bottom="0in" table:align="left" style:writing-mode="page"/>
    </style:style>
    <style:style style:name="Table26.A" style:family="table-column">
      <style:table-column-properties style:column-width="3.4625in" style:rel-column-width="32767*"/>
    </style:style>
    <style:style style:name="Table26.1" style:family="table-row">
      <style:table-row-properties fo:keep-together="auto"/>
    </style:style>
    <style:style style:name="Table26.A1" style:family="table-cell">
      <style:table-cell-properties fo:padding="0.0201in" fo:border="none"/>
    </style:style>
    <style:style style:name="P1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officeooo:paragraph-rsid="0141904b"/>
    </style:style>
    <style:style style:name="P2" style:family="paragraph" style:parent-style-name="Default">
      <style:paragraph-properties fo:text-align="end" style:justify-single-word="false" style:writing-mode="lr-tb">
        <style:tab-stops>
          <style:tab-stop style:position="0.278in"/>
        </style:tab-stops>
      </style:paragraph-properties>
      <style:text-properties officeooo:rsid="00cd4e50" officeooo:paragraph-rsid="00cd4e50"/>
    </style:style>
    <style:style style:name="P3" style:family="paragraph" style:parent-style-name="Default">
      <style:paragraph-properties fo:text-align="end" style:justify-single-word="false" style:writing-mode="lr-tb">
        <style:tab-stops>
          <style:tab-stop style:position="0.278in"/>
        </style:tab-stops>
      </style:paragraph-properties>
    </style:style>
    <style:style style:name="P4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officeooo:paragraph-rsid="0058fdc1"/>
    </style:style>
    <style:style style:name="P5" style:family="paragraph" style:parent-style-name="Default" style:list-style-name="WWNum1">
      <style:paragraph-properties fo:text-align="start" style:justify-single-word="false" style:writing-mode="lr-tb">
        <style:tab-stops>
          <style:tab-stop style:position="0.278in"/>
        </style:tab-stops>
      </style:paragraph-properties>
    </style:style>
    <style:style style:name="P6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font-name="Calibri" fo:font-size="10pt" style:font-size-asian="10pt" style:font-size-complex="10pt"/>
    </style:style>
    <style:style style:name="P7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</style:style>
    <style:style style:name="P8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" fo:font-size="10pt" style:text-underline-style="none" fo:font-weight="normal" style:font-size-asian="10pt" style:font-weight-asian="normal" style:font-size-complex="10pt"/>
    </style:style>
    <style:style style:name="P9" style:family="paragraph" style:parent-style-name="Default">
      <style:paragraph-properties fo:text-align="justify" style:justify-single-word="false" style:writing-mode="lr-tb">
        <style:tab-stops>
          <style:tab-stop style:position="0.278in"/>
        </style:tab-stops>
      </style:paragraph-properties>
      <style:text-properties style:font-name="Calibri1" fo:font-size="10pt" officeooo:paragraph-rsid="00dc094f" style:font-size-asian="10pt" style:font-size-complex="10pt"/>
    </style:style>
    <style:style style:name="P10" style:family="paragraph" style:parent-style-name="Default" style:list-style-name="L1">
      <style:paragraph-properties fo:text-align="justify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1" fo:font-size="10pt" style:text-underline-style="none" fo:font-weight="normal" officeooo:rsid="00dc094f" officeooo:paragraph-rsid="00dcbe10" style:font-size-asian="10pt" style:font-weight-asian="normal" style:font-size-complex="10pt"/>
    </style:style>
    <style:style style:name="P11" style:family="paragraph" style:parent-style-name="Default">
      <style:paragraph-properties fo:text-align="justify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1" fo:font-size="10pt" style:text-underline-style="none" fo:font-weight="normal" officeooo:rsid="00ef6946" officeooo:paragraph-rsid="00f28ca6" style:font-size-asian="10pt" style:font-weight-asian="normal" style:font-size-complex="10pt" style:font-weight-complex="normal"/>
    </style:style>
    <style:style style:name="P12" style:family="paragraph" style:parent-style-name="Default">
      <style:paragraph-properties fo:text-align="justify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1" fo:font-size="10pt" style:text-underline-style="none" fo:font-weight="normal" officeooo:rsid="00ef6946" officeooo:paragraph-rsid="01487a72" style:font-size-asian="10pt" style:font-weight-asian="normal" style:font-size-complex="10pt" style:font-weight-complex="normal"/>
    </style:style>
    <style:style style:name="P13" style:family="paragraph" style:parent-style-name="Default">
      <style:paragraph-properties fo:text-align="justify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1" fo:font-size="10pt" style:text-underline-style="solid" style:text-underline-width="auto" style:text-underline-color="font-color" fo:font-weight="bold" officeooo:rsid="014f643b" officeooo:paragraph-rsid="01487a72" style:font-size-asian="10pt" style:font-weight-asian="bold" style:font-size-complex="10pt" style:font-weight-complex="bold"/>
    </style:style>
    <style:style style:name="P14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officeooo:paragraph-rsid="01487a72"/>
    </style:style>
    <style:style style:name="P15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font-name="Calibri" fo:font-size="10pt" officeooo:rsid="01753393" officeooo:paragraph-rsid="01487a72" style:font-size-asian="10pt" style:font-size-complex="10pt"/>
    </style:style>
    <style:style style:name="P16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font-name="Calibri" fo:font-size="10pt" fo:font-weight="bold" officeooo:rsid="01753393" officeooo:paragraph-rsid="01487a72" style:font-size-asian="10pt" style:font-weight-asian="bold" style:font-size-complex="10pt" style:font-weight-complex="bold"/>
    </style:style>
    <style:style style:name="P17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font-name="Calibri" fo:font-size="10pt" officeooo:paragraph-rsid="01487a72" style:font-size-asian="10pt" style:font-size-complex="10pt"/>
    </style:style>
    <style:style style:name="P18" style:family="paragraph" style:parent-style-name="Standard">
      <style:paragraph-properties fo:text-align="justify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1" fo:font-size="10pt" style:text-underline-style="none" fo:font-weight="normal" officeooo:rsid="00ef6946" officeooo:paragraph-rsid="01487a72" style:font-size-asian="10pt" style:font-weight-asian="normal" style:font-size-complex="10pt" style:font-weight-complex="normal"/>
    </style:style>
    <style:style style:name="P19" style:family="paragraph" style:parent-style-name="Default">
      <style:paragraph-properties fo:text-align="justify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1" fo:font-size="10pt" style:text-underline-style="none" fo:font-weight="normal" officeooo:rsid="0151b8ca" officeooo:paragraph-rsid="01487a72" style:font-size-asian="10pt" style:font-weight-asian="normal" style:font-size-complex="10pt" style:font-weight-complex="normal"/>
    </style:style>
    <style:style style:name="P20" style:family="paragraph" style:parent-style-name="Default" style:list-style-name="L2">
      <style:paragraph-properties fo:text-align="justify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1" fo:font-size="10pt" style:text-underline-style="none" fo:font-weight="normal" officeooo:rsid="00f0b2ac" officeooo:paragraph-rsid="00f28ca6" style:font-size-asian="10pt" style:font-weight-asian="normal" style:font-size-complex="10pt" style:font-weight-complex="normal"/>
    </style:style>
    <style:style style:name="P21" style:family="paragraph" style:parent-style-name="Default" style:list-style-name="L2">
      <style:paragraph-properties fo:text-align="justify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1" fo:font-size="10pt" style:text-underline-style="none" fo:font-weight="normal" officeooo:rsid="01422bbb" officeooo:paragraph-rsid="01422bbb" style:font-size-asian="10pt" style:font-weight-asian="normal" style:font-size-complex="10pt" style:font-weight-complex="normal"/>
    </style:style>
    <style:style style:name="P22" style:family="paragraph" style:parent-style-name="Default">
      <style:paragraph-properties fo:text-align="justify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1" fo:font-size="10pt" style:text-underline-style="none" fo:font-weight="normal" officeooo:rsid="00ea765f" officeooo:paragraph-rsid="00f28ca6" style:font-size-asian="10pt" style:font-weight-asian="normal" style:font-size-complex="10pt"/>
    </style:style>
    <style:style style:name="P23" style:family="paragraph" style:parent-style-name="Standard">
      <style:paragraph-properties fo:text-align="justify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1" fo:font-size="10pt" style:text-underline-style="none" fo:font-weight="normal" officeooo:rsid="00ea765f" officeooo:paragraph-rsid="00ec3eeb" style:font-size-asian="10pt" style:font-weight-asian="normal" style:font-size-complex="10pt"/>
    </style:style>
    <style:style style:name="P24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font-name="Calibri" fo:font-size="10pt" style:font-size-asian="10pt" style:font-size-complex="10pt"/>
    </style:style>
    <style:style style:name="P25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officeooo:paragraph-rsid="00ba2528"/>
    </style:style>
    <style:style style:name="P26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" fo:font-size="10pt" style:text-underline-style="none" fo:font-weight="bold" style:font-size-asian="10pt" style:font-weight-asian="bold" style:font-size-complex="10pt"/>
    </style:style>
    <style:style style:name="T1" style:family="text">
      <style:text-properties fo:font-variant="normal" fo:text-transform="none" style:use-window-font-color="true" loext:opacity="0%" fo:font-size="10pt" fo:font-style="normal" fo:font-weight="normal" officeooo:rsid="0141904b" style:font-size-asian="10pt" style:font-style-asian="normal" style:font-weight-asian="normal" style:font-size-complex="10pt" style:font-weight-complex="normal"/>
    </style:style>
    <style:style style:name="T2" style:family="text">
      <style:text-properties style:font-name="Calibri" fo:font-size="10pt" style:font-size-asian="10pt" style:font-size-complex="10pt"/>
    </style:style>
    <style:style style:name="T3" style:family="text">
      <style:text-properties style:use-window-font-color="true" loext:opacity="0%" fo:font-size="10pt" style:text-underline-style="none" officeooo:rsid="0140159b" style:font-size-asian="10pt" style:font-size-complex="10pt"/>
    </style:style>
    <style:style style:name="T4" style:family="text">
      <style:text-properties style:use-window-font-color="true" loext:opacity="0%" fo:font-size="10pt" style:text-underline-style="none" officeooo:rsid="0145a7ab" style:font-size-asian="10pt" style:font-size-complex="10pt"/>
    </style:style>
    <style:style style:name="T5" style:family="text">
      <style:text-properties style:use-window-font-color="true" loext:opacity="0%" fo:font-size="10pt" style:text-underline-style="none" style:font-size-asian="10pt" style:font-size-complex="10pt"/>
    </style:style>
    <style:style style:name="T6" style:family="text">
      <style:text-properties fo:font-variant="normal" fo:text-transform="none" style:use-window-font-color="true" loext:opacity="0%" fo:font-size="10pt" fo:font-style="normal" style:text-underline-style="none" style:font-size-asian="10pt" style:font-style-asian="normal" style:font-size-complex="10pt"/>
    </style:style>
    <style:style style:name="T7" style:family="text">
      <style:text-properties style:use-window-font-color="true" loext:opacity="0%" style:text-line-through-style="none" style:text-line-through-type="none" fo:font-size="10pt" style:text-underline-style="none" fo:font-weight="bold" style:font-size-asian="10pt" style:font-weight-asian="bold" style:font-size-complex="10pt" style:font-weight-complex="bold"/>
    </style:style>
    <style:style style:name="T8" style:family="text">
      <style:text-properties style:use-window-font-color="true" loext:opacity="0%" style:text-line-through-style="none" style:text-line-through-type="none" fo:font-size="10pt" style:text-underline-style="none" fo:font-weight="bold" officeooo:rsid="00db1f6d" style:font-size-asian="10pt" style:font-weight-asian="bold" style:font-size-complex="10pt" style:font-weight-complex="bold"/>
    </style:style>
    <style:style style:name="T9" style:family="text">
      <style:text-properties style:use-window-font-color="true" loext:opacity="0%" style:text-line-through-style="none" style:text-line-through-type="none" style:font-name="Calibri" fo:font-size="11pt" style:text-underline-style="none" fo:font-weight="bold" style:font-size-asian="11pt" style:font-weight-asian="bold" style:font-size-complex="11pt" style:font-weight-complex="bold"/>
    </style:style>
    <style:style style:name="T10" style:family="text">
      <style:text-properties style:use-window-font-color="true" loext:opacity="0%" style:text-line-through-style="none" style:text-line-through-type="none" style:font-name="Calibri" fo:font-size="10pt" style:text-underline-style="none" fo:font-weight="bold" officeooo:rsid="001321a1" style:font-size-asian="8.75pt" style:font-weight-asian="bold" style:font-size-complex="10pt" style:font-weight-complex="bold"/>
    </style:style>
    <style:style style:name="T11" style:family="text">
      <style:text-properties style:use-window-font-color="true" loext:opacity="0%" style:text-line-through-style="none" style:text-line-through-type="none" style:font-name="Calibri" fo:font-size="11pt" style:text-underline-style="none" fo:font-weight="bold" officeooo:rsid="001321a1" style:font-size-asian="11pt" style:font-weight-asian="bold" style:font-size-complex="11pt" style:font-weight-complex="bold"/>
    </style:style>
    <style:style style:name="T12" style:family="text">
      <style:text-properties style:use-window-font-color="true" loext:opacity="0%" style:text-line-through-style="none" style:text-line-through-type="none" style:font-name="Calibri" fo:font-size="10pt" style:text-underline-style="none" fo:font-weight="bold" officeooo:rsid="001321a1" style:font-size-asian="10pt" style:font-weight-asian="bold" style:font-size-complex="10pt" style:font-weight-complex="bold"/>
    </style:style>
    <style:style style:name="T13" style:family="text">
      <style:text-properties fo:font-size="10pt" fo:font-weight="bold" style:font-size-asian="10pt" style:font-weight-asian="bold" style:font-size-complex="10pt" style:font-weight-complex="bold"/>
    </style:style>
    <style:style style:name="T14" style:family="text">
      <style:text-properties style:use-window-font-color="true" loext:opacity="0%" style:font-name="Calibri" fo:font-size="10pt" style:font-size-asian="10pt" style:font-size-complex="10pt"/>
    </style:style>
    <style:style style:name="T15" style:family="text">
      <style:text-properties style:use-window-font-color="true" loext:opacity="0%" style:text-line-through-style="none" style:text-line-through-type="none" fo:font-size="10pt" style:text-underline-style="none" fo:font-weight="normal" style:font-size-asian="10pt" style:font-weight-asian="normal" style:font-size-complex="10pt"/>
    </style:style>
    <style:style style:name="T16" style:family="text">
      <style:text-properties style:use-window-font-color="true" loext:opacity="0%" style:text-line-through-style="none" style:text-line-through-type="none" style:font-name="Calibri" fo:font-size="10pt" style:text-underline-style="none" fo:font-weight="normal" style:font-size-asian="10pt" style:font-weight-asian="normal" style:font-size-complex="10pt"/>
    </style:style>
    <style:style style:name="T17" style:family="text">
      <style:text-properties style:use-window-font-color="true" loext:opacity="0%" style:text-line-through-style="none" style:text-line-through-type="none" style:text-underline-style="none" fo:font-weight="normal" officeooo:rsid="00dc094f" style:font-weight-asian="normal"/>
    </style:style>
    <style:style style:name="T18" style:family="text">
      <style:text-properties style:use-window-font-color="true" loext:opacity="0%" style:text-line-through-style="none" style:text-line-through-type="none" style:text-underline-style="none" fo:font-weight="normal" officeooo:rsid="00ceedd7" style:font-weight-asian="normal"/>
    </style:style>
    <style:style style:name="T19" style:family="text">
      <style:text-properties officeooo:rsid="01506f7c"/>
    </style:style>
    <style:style style:name="T20" style:family="text">
      <style:text-properties officeooo:rsid="015921d8"/>
    </style:style>
    <style:style style:name="T21" style:family="text">
      <style:text-properties officeooo:rsid="015723f3"/>
    </style:style>
    <style:style style:name="T22" style:family="text">
      <style:text-properties officeooo:rsid="0151b8ca"/>
    </style:style>
    <style:style style:name="T23" style:family="text">
      <style:text-properties officeooo:rsid="0150b275"/>
    </style:style>
    <style:style style:name="T24" style:family="text">
      <style:text-properties officeooo:rsid="0102b6bd"/>
    </style:style>
    <style:style style:name="T25" style:family="text">
      <style:text-properties officeooo:rsid="0103ba66"/>
    </style:style>
    <style:style style:name="T26" style:family="text">
      <style:text-properties officeooo:rsid="0141f9a2"/>
    </style:style>
    <style:style style:name="T27" style:family="text">
      <style:text-properties fo:font-size="10pt" officeooo:rsid="00e3f15f" style:font-size-asian="10pt" style:font-size-complex="10pt"/>
    </style:style>
    <style:style style:name="T28" style:family="text">
      <style:text-properties fo:font-size="10pt" officeooo:rsid="00f0b2ac" style:font-size-asian="10pt" style:font-size-complex="10pt"/>
    </style:style>
    <style:style style:name="T29" style:family="text">
      <style:text-properties fo:font-size="10pt" style:font-size-asian="10pt" style:font-size-complex="10pt"/>
    </style:style>
    <style:style style:name="T30" style:family="text">
      <style:text-properties style:use-window-font-color="true" loext:opacity="0%" style:text-line-through-style="none" style:text-line-through-type="none" fo:font-size="10pt" style:text-underline-style="none" fo:font-weight="normal" officeooo:rsid="00e3f15f" style:font-size-asian="10pt" style:font-weight-asian="normal" style:font-size-complex="10pt"/>
    </style:style>
    <style:style style:name="T31" style:family="text">
      <style:text-properties style:use-window-font-color="true" loext:opacity="0%" style:text-line-through-style="none" style:text-line-through-type="none" style:font-name="Calibri" fo:font-size="10pt" style:text-underline-style="none" fo:font-weight="bold" style:font-size-asian="10pt" style:font-weight-asian="bold" style:font-size-complex="10pt" style:font-weight-complex="bold"/>
    </style:style>
    <style:style style:name="T32" style:family="text">
      <style:text-properties style:use-window-font-color="true" loext:opacity="0%" style:text-line-through-style="none" style:text-line-through-type="none" fo:font-size="10pt" style:text-underline-style="none" fo:font-weight="bold" style:font-size-asian="10pt" style:font-weight-asian="bold" style:font-size-complex="10pt"/>
    </style:style>
    <style:style style:name="T33" style:family="text">
      <style:text-properties style:use-window-font-color="true" loext:opacity="0%" style:text-line-through-style="none" style:text-line-through-type="none" style:font-name="Calibri" fo:font-size="10pt" style:text-underline-style="none" fo:font-weight="bold" style:font-size-asian="10pt" style:font-weight-asian="bold" style:font-size-complex="10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FAMCO SHARE REGISTRATION SERVICES (PVT) LTD.</text:span></text:span></text:p>
      <text:p text:style-name="P1"><text:span text:style-name="Strong_20_Emphasis"><text:span text:style-name="T1">8-F, Near Hotel Faran, Nursery,</text:span></text:span></text:p>
      <text:p text:style-name="P1"><text:span text:style-name="Strong_20_Emphasis"><text:span text:style-name="T1">Block-6, P.E.C.H.S.</text:span></text:span></text:p>
      <text:p text:style-name="P1"><text:span text:style-name="Strong_20_Emphasis"><text:span text:style-name="T1">Shahra-e-Faisal, Karachi</text:span></text:span></text:p>
      <text:p text:style-name="P1"><text:span text:style-name="Strong_20_Emphasis"><text:span text:style-name="T1">Tel: 9221 3438010-5</text:span></text:span></text:p>
      <text:p text:style-name="P2" loext:marker-style-name="T2"><text:span text:style-name="T3">June 3</text:span><text:span text:style-name="T4">0</text:span><text:span text:style-name="T5">, 2025</text:span></text:p>
      <text:p text:style-name="P3" loext:marker-style-name="T2"><text:span text:style-name="T6"><text:user-defined style:data-style-name="N0" text:name="ReferenceRecipient">FAMCO-MAK-CNERGY-321-TN-25-01</text:user-defined></text:span></text:p>
      <text:p text:style-name="P4" loext:marker-style-name="T2"><text:span text:style-name="T7">Transmission </text:span><text:span text:style-name="T8">Deed Next Steps</text:span><text:span text:style-name="T7"> – Late Mohammad Ayub Khan</text:span><text:span text:style-name="T9">, </text:span><text:span text:style-name="T10">CNIC</text:span><text:span text:style-name="T11">: </text:span><text:span text:style-name="T12"><text:user-defined style:data-style-name="N0" text:name="FatherCNIC">35200-1521538-7</text:user-defined></text:span></text:p>
      <text:list text:style-name="WWNum1">
        <text:list-item>
          <text:p text:style-name="P5" loext:marker-style-name="T2"><text:span text:style-name="T13"><text:user-defined style:data-style-name="N0" text:name="Company">CNERGYICO PK LIMITED (FORMERLY: BYCO PERTROLEUM PAKISTAN LIMITED)</text:user-defined></text:span><text:span text:style-name="T13">- Folio # </text:span><text:span text:style-name="T13"><text:user-defined style:data-style-name="N0" text:name="Folio1">321</text:user-defined></text:span><text:span text:style-name="T13">, </text:span><text:span text:style-name="T13"><text:user-defined style:data-style-name="N0" text:name="Folio2"/></text:span><text:span text:style-name="T13">, </text:span><text:span text:style-name="T13"><text:user-defined style:data-style-name="N0" text:name="Folio3"/></text:span></text:p>
        </text:list-item>
      </text:list>
      <text:p text:style-name="P6" loext:marker-style-name="T14"/>
      <text:p text:style-name="P7" loext:marker-style-name="T2"><text:span text:style-name="T15">Dear Sirs, </text:span><text:span text:style-name="T16"/></text:p>
      <text:p text:style-name="P8" loext:marker-style-name="T16"/>
      <text:p text:style-name="P9"><text:span text:style-name="T17">I r</text:span><text:span text:style-name="T18">efer </text:span><text:span text:style-name="T17">to</text:span><text:span text:style-name="T18"> </text:span><text:span text:style-name="T17">your letter:</text:span></text:p>
      <text:list text:style-name="L1">
        <text:list-item>
          <text:p text:style-name="P10"><text:user-defined style:data-style-name="N0" text:name="ReferenceSender">CNERGY - 676</text:user-defined>.</text:p>
        </text:list-item>
      </text:list>
      <text:p text:style-name="P11"/>
      <text:p text:style-name="P12"/>
      <text:p text:style-name="P13">Confirmation of distribution of shares among legal heirs</text:p>
      <text:p text:style-name="P12"><text:span text:style-name="T19">Hereby, the legal heirs </text:span><text:span text:style-name="T20">sign and </text:span><text:span text:style-name="T19">confirm </text:span><text:span text:style-name="T21">in</text:span><text:span text:style-name="T22"> agreement</text:span><text:span text:style-name="T23"> </text:span><text:span text:style-name="T19">with the distribution of shares articulated in your letter. </text:span></text:p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4" loext:marker-style-name="T2"><text:span text:style-name="T7">Muhammad Ilyas Khan</text:span></text:p>
          </table:table-cell>
          <table:table-cell table:style-name="Table1.A1" office:value-type="string">
            <text:p text:style-name="P14" loext:marker-style-name="T2"><text:span text:style-name="T7"/></text:p>
          </table:table-cell>
          <table:table-cell table:style-name="Table1.A1" office:value-type="string">
            <text:p text:style-name="P15" loext:marker-style-name="T2">Signature:</text:p>
            <text:p text:style-name="P15" loext:marker-style-name="T2"/>
          </table:table-cell>
        </table:table-row>
        <table:table-row table:style-name="Table1.1">
          <table:table-cell table:style-name="Table1.A1" office:value-type="string">
            <text:p text:style-name="P16">Raja Muhammad Anees Khan</text:p>
          </table:table-cell>
          <table:table-cell table:style-name="Table1.A1" office:value-type="string">
            <text:p text:style-name="P17" loext:marker-style-name="T2"/>
          </table:table-cell>
          <table:table-cell table:style-name="Table1.A1" office:value-type="string">
            <text:p text:style-name="P15" loext:marker-style-name="T2"/>
            <text:p text:style-name="P15" loext:marker-style-name="T2"/>
          </table:table-cell>
        </table:table-row>
        <table:table-row table:style-name="Table1.1">
          <table:table-cell table:style-name="Table1.A1" office:value-type="string">
            <text:p text:style-name="P16">Raja Muhammad Idrees Khan</text:p>
          </table:table-cell>
          <table:table-cell table:style-name="Table1.A1" office:value-type="string">
            <text:p text:style-name="P17" loext:marker-style-name="T2"/>
          </table:table-cell>
          <table:table-cell table:style-name="Table1.A1" office:value-type="string">
            <text:p text:style-name="P15" loext:marker-style-name="T2"/>
            <text:p text:style-name="P15" loext:marker-style-name="T2"/>
          </table:table-cell>
        </table:table-row>
      </table:table>
      <text:p text:style-name="P18"/>
      <text:p text:style-name="P19">Furthermore, the legal heirs confirm that <text:user-defined style:data-style-name="N0" text:name="Folio1Missing">200</text:user-defined><text:s/>shares of <text:user-defined style:data-style-name="N0" text:name="Company">CNERGYICO PK LIMITED (FORMERLY: BYCO PERTROLEUM PAKISTAN LIMITED)</text:user-defined><text:s/>are lost/misplaced.</text:p>
      <text:p text:style-name="P11"/>
      <text:p text:style-name="P11">In this regard, <text:span text:style-name="T24">moving forward with the caption, </text:span>please find enclosed:</text:p>
      <text:list text:style-name="L2">
        <text:list-item>
          <text:p text:style-name="P20">Indemnity Bond on <text:span text:style-name="T25">E-</text:span>stamp paper of Rs.500/, duly <text:span text:style-name="T25">signed by the legal heir, </text:span><text:span text:style-name="T26">witnesses, guarantor and attested by Notary Public</text:span><text:span text:style-name="T25">;</text:span></text:p>
        </text:list-item>
        <text:list-item>
          <text:p text:style-name="P21">Legible copies of Computerized National Identity Cards (CNICs) of guarantor, and all the witnessing persons attested by the Notary Public.</text:p>
        </text:list-item>
      </text:list>
      <text:p text:style-name="P22"/>
      <text:p text:style-name="P23"/>
      <text:p text:style-name="P7" loext:marker-style-name="T2"><text:span text:style-name="T27">Looking forward to your </text:span><text:span text:style-name="T28">prompt response</text:span><text:span text:style-name="T27">, I remain</text:span><text:span text:style-name="T29">.</text:span></text:p>
      <text:p text:style-name="P8" loext:marker-style-name="T16"/>
      <text:p text:style-name="P7" loext:marker-style-name="T2"><text:span text:style-name="T15">Yours </text:span><text:span text:style-name="T30">Sincerely</text:span><text:span text:style-name="T15">, </text:span></text:p>
      <text:p text:style-name="P24" loext:marker-style-name="T2"/>
      <text:p text:style-name="P24" loext:marker-style-name="T2"/>
      <text:p text:style-name="P24" loext:marker-style-name="T2"/>
      <text:p text:style-name="P7" loext:marker-style-name="T2"><text:span text:style-name="T29">_____________________</text:span><text:span text:style-name="T2"/></text:p>
      <table:table table:name="Table26" table:style-name="Table26">
        <table:table-column table:style-name="Table26.A" table:number-columns-repeated="2"/>
        <table:table-row table:style-name="Table26.1">
          <table:table-cell table:style-name="Table26.A1" office:value-type="string">
            <text:p text:style-name="P24" loext:marker-style-name="T2"/>
            <text:p text:style-name="P7" loext:marker-style-name="T2"><text:span text:style-name="T7">Muhammad Ilyas Khan</text:span><text:span text:style-name="T31"/></text:p>
            <text:p text:style-name="P7" loext:marker-style-name="T2"><text:span text:style-name="T15">21, Ghulam Nabi Colony</text:span><text:span text:style-name="T16"/></text:p>
            <text:p text:style-name="P7" loext:marker-style-name="T2"><text:span text:style-name="T15">Samanabad, Lahore, 54500</text:span></text:p>
          </table:table-cell>
          <table:table-cell table:style-name="Table26.A1" office:value-type="string">
            <text:p text:style-name="P24" loext:marker-style-name="T2"/>
            <text:p text:style-name="P7" loext:marker-style-name="T2"><text:span text:style-name="T7">CNIC</text:span><text:span text:style-name="T15">: 35202-2834819-5</text:span></text:p>
            <text:p text:style-name="P25" loext:marker-style-name="T2"><text:span text:style-name="T32">Contact: </text:span><text:span text:style-name="T15">0301 443 0802</text:span></text:p>
          </table:table-cell>
        </table:table-row>
      </table:table>
      <text:p text:style-name="P26" loext:marker-style-name="T3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libri3" svg:font-family="Calibri" style:font-adornments="Regular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wiss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ans1" fo:font-size="12pt" fo:language="en" fo:country="US" style:letter-kerning="true" style:font-name-asian="NSimSun1" style:font-size-asian="12pt" style:language-asian="zh" style:country-asian="CN" style:font-name-complex="Tahoma" style:font-size-complex="12pt" style:language-complex="ur" style:country-complex="PK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Liberation Sans1" fo:font-size="12pt" fo:language="en" fo:country="US" style:letter-kerning="true" style:font-name-asian="NSimSun1" style:font-size-asian="12pt" style:language-asian="zh" style:country-asian="CN" style:font-name-complex="Tahoma" style:font-size-complex="12pt" style:language-complex="ur" style:country-complex="PK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top="0in" fo:margin-bottom="0in" style:contextual-spacing="false" fo:text-align="start" style:justify-single-word="false" fo:orphans="2" fo:widows="2" fo:hyphenation-ladder-count="no-limit" fo:hyphenation-keep="page" loext:hyphenation-keep-type="column" style:snap-to-layout-grid="false" style:writing-mode="lr-tb"/>
      <style:text-properties style:use-window-font-color="true" loext:opacity="0%" style:font-name="Calibri" fo:font-family="Calibri" style:font-family-generic="swiss" fo:font-size="10pt" fo:language="en" fo:country="US" style:letter-kerning="true" style:font-name-asian="NSimSun1" style:font-family-asian="NSimSun" style:font-family-generic-asian="system" style:font-pitch-asian="variable" style:font-size-asian="10pt" style:language-asian="zh" style:country-asian="CN" style:font-name-complex="Calibri2" style:font-family-complex="Calibri" style:font-family-generic-complex="system" style:font-pitch-complex="variable" style:font-size-complex="10pt" style:language-complex="zxx" style:country-complex="none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default-outline-level="" style:list-style-name="" style:class="chapter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fo:font-size="14pt" style:font-name-asian="Microsoft YaHei" style:font-family-asian="'Microsoft YaHe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iberation Sans1" fo:font-family="'Liberation Sans'" style:font-family-generic="swiss" style:font-name-complex="Tahoma" style:font-family-complex="Tahoma" style:font-family-generic-complex="system" style:font-pitch-complex="variable"/>
    </style:style>
    <style:style style:name="Caption" style:family="paragraph" style:parent-style-name="Standard" style:default-outline-level="" style:list-style-name="" style:class="extra">
      <style:paragraph-properties fo:margin-top="0.0835in" fo:margin-bottom="0.0835in" style:contextual-spacing="false" text:number-lines="false" text:line-number="0"/>
      <style:text-properties style:font-name="Liberation Sans1" fo:font-family="'Liberation Sans'" style:font-family-generic="swiss" fo:font-size="12pt" fo:font-style="italic" style:font-size-asian="12pt" style:font-style-asian="italic" style:font-name-complex="Tahoma" style:font-family-complex="Tahoma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="Liberation Sans1" fo:font-family="'Liberation Sans'" style:font-family-generic="swiss" fo:language="zxx" fo:country="none" style:language-asian="zxx" style:country-asian="none" style:font-name-complex="Tahoma" style:font-family-complex="Tahoma" style:font-family-generic-complex="system" style:font-pitch-complex="variable" style:language-complex="zxx" style:country-complex="none"/>
    </style:style>
    <style:style style:name="Default" style:family="paragraph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0" loext:opacity="100%" style:font-name="Calibri" fo:font-family="Calibri" style:font-family-generic="swiss" fo:font-size="11pt" fo:language="en" fo:country="US" style:letter-kerning="true" style:font-name-asian="NSimSun1" style:font-family-asian="NSimSun" style:font-family-generic-asian="system" style:font-pitch-asian="variable" style:font-size-asian="11pt" style:language-asian="zh" style:country-asian="CN" style:font-name-complex="Tahoma" style:font-family-complex="Tahoma" style:font-family-generic-complex="system" style:font-pitch-complex="variable" style:font-size-complex="12pt" style:language-complex="ur" style:country-complex="PK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default-outline-level="" style:list-style-name="" style:class="extra">
      <style:paragraph-properties fo:line-height="100%" fo:text-align="center" style:justify-single-word="false" fo:orphans="0" fo:widows="0" style:register-true="true" text:number-lines="false" text:line-number="0" style:vertical-align="middle"/>
      <style:text-properties style:font-name="Calibri" fo:font-family="Calibri" style:font-family-generic="swiss" fo:font-size="10pt" style:font-size-asian="10pt" style:font-name-complex="Calibri2" style:font-family-complex="Calibri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text-indent="0.1965in" style:auto-text-indent="false"/>
    </style:style>
    <style:style style:name="Heading_20_1" style:display-name="Heading 1" style:family="paragraph" style:parent-style-name="Heading" style:next-style-name="Text_20_body" style:default-outline-level="1" style:list-style-name="Outline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atus_5f_heading" style:display-name="status_heading" style:family="paragraph" style:parent-style-name="Standard" style:next-style-name="Standard">
      <style:paragraph-properties fo:margin-top="0.0598in" fo:margin-bottom="0.0402in" style:contextual-spacing="false" fo:line-height="100%"/>
      <style:text-properties style:font-name="Calibri3" fo:font-family="Calibri" style:font-style-name="Regular" style:font-family-generic="swiss" style:font-pitch="variable" fo:font-size="10pt" style:text-underline-style="solid" style:text-underline-width="auto" style:text-underline-color="font-color" fo:font-weight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family-generic="swiss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="Liberation Sans" fo:font-family="'Liberation Sans'" style:font-family-generic="roman"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="Liberation Sans" fo:font-family="'Liberation Sans'" style:font-family-generic="roman"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="Liberation Sans" fo:font-family="'Liberation Sans'" style:font-family-generic="roman"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ListLabel_20_316" style:display-name="ListLabel 316" style:family="text"/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/>
    <style:style style:name="ListLabel_20_326" style:display-name="ListLabel 326" style:family="text"/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ListLabel_20_334" style:display-name="ListLabel 334" style:family="text"/>
    <style:style style:name="ListLabel_20_335" style:display-name="ListLabel 335" style:family="text"/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/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/>
    <style:style style:name="ListLabel_20_342" style:display-name="ListLabel 342" style:family="text"/>
    <style:style style:name="ListLabel_20_343" style:display-name="ListLabel 343" style:family="text"/>
    <style:style style:name="ListLabel_20_344" style:display-name="ListLabel 344" style:family="text"/>
    <style:style style:name="ListLabel_20_345" style:display-name="ListLabel 345" style:family="text"/>
    <style:style style:name="ListLabel_20_346" style:display-name="ListLabel 346" style:family="text"/>
    <style:style style:name="ListLabel_20_347" style:display-name="ListLabel 347" style:family="text"/>
    <style:style style:name="ListLabel_20_348" style:display-name="ListLabel 348" style:family="text"/>
    <style:style style:name="ListLabel_20_349" style:display-name="ListLabel 349" style:family="text"/>
    <style:style style:name="ListLabel_20_350" style:display-name="ListLabel 350" style:family="text"/>
    <style:style style:name="ListLabel_20_351" style:display-name="ListLabel 351" style:family="text"/>
    <style:style style:name="ListLabel_20_352" style:display-name="ListLabel 352" style:family="text"/>
    <style:style style:name="ListLabel_20_353" style:display-name="ListLabel 353" style:family="text"/>
    <style:style style:name="ListLabel_20_354" style:display-name="ListLabel 354" style:family="text"/>
    <style:style style:name="ListLabel_20_355" style:display-name="ListLabel 355" style:family="text"/>
    <style:style style:name="ListLabel_20_356" style:display-name="ListLabel 356" style:family="text"/>
    <style:style style:name="ListLabel_20_357" style:display-name="ListLabel 357" style:family="text"/>
    <style:style style:name="ListLabel_20_358" style:display-name="ListLabel 358" style:family="text"/>
    <style:style style:name="ListLabel_20_359" style:display-name="ListLabel 359" style:family="text"/>
    <style:style style:name="ListLabel_20_360" style:display-name="ListLabel 360" style:family="text"/>
    <style:style style:name="ListLabel_20_361" style:display-name="ListLabel 361" style:family="text"/>
    <style:style style:name="ListLabel_20_362" style:display-name="ListLabel 362" style:family="text"/>
    <style:style style:name="ListLabel_20_363" style:display-name="ListLabel 363" style:family="text"/>
    <style:style style:name="ListLabel_20_364" style:display-name="ListLabel 364" style:family="text"/>
    <style:style style:name="ListLabel_20_365" style:display-name="ListLabel 365" style:family="text"/>
    <style:style style:name="ListLabel_20_366" style:display-name="ListLabel 366" style:family="text"/>
    <style:style style:name="ListLabel_20_367" style:display-name="ListLabel 367" style:family="text"/>
    <style:style style:name="ListLabel_20_368" style:display-name="ListLabel 368" style:family="text"/>
    <style:style style:name="ListLabel_20_369" style:display-name="ListLabel 369" style:family="text"/>
    <style:style style:name="ListLabel_20_370" style:display-name="ListLabel 370" style:family="text"/>
    <style:style style:name="ListLabel_20_371" style:display-name="ListLabel 371" style:family="text"/>
    <style:style style:name="ListLabel_20_372" style:display-name="ListLabel 372" style:family="text"/>
    <style:style style:name="ListLabel_20_373" style:display-name="ListLabel 373" style:family="text"/>
    <style:style style:name="ListLabel_20_374" style:display-name="ListLabel 374" style:family="text"/>
    <style:style style:name="ListLabel_20_375" style:display-name="ListLabel 375" style:family="text"/>
    <style:style style:name="ListLabel_20_376" style:display-name="ListLabel 376" style:family="text"/>
    <style:style style:name="ListLabel_20_377" style:display-name="ListLabel 377" style:family="text"/>
    <style:style style:name="ListLabel_20_378" style:display-name="ListLabel 378" style:family="text"/>
    <style:style style:name="ListLabel_20_379" style:display-name="ListLabel 379" style:family="text"/>
    <style:style style:name="ListLabel_20_380" style:display-name="ListLabel 380" style:family="text"/>
    <style:style style:name="ListLabel_20_381" style:display-name="ListLabel 381" style:family="text"/>
    <style:style style:name="ListLabel_20_382" style:display-name="ListLabel 382" style:family="text"/>
    <style:style style:name="ListLabel_20_383" style:display-name="ListLabel 383" style:family="text"/>
    <style:style style:name="ListLabel_20_384" style:display-name="ListLabel 384" style:family="text"/>
    <style:style style:name="ListLabel_20_385" style:display-name="ListLabel 385" style:family="text"/>
    <style:style style:name="ListLabel_20_386" style:display-name="ListLabel 386" style:family="text"/>
    <style:style style:name="ListLabel_20_387" style:display-name="ListLabel 387" style:family="text"/>
    <style:style style:name="Line_20_numbering" style:display-name="Line numbering" style:family="text"/>
    <style:style style:name="Footnote_20_Symbol" style:display-name="Footnote Symbol" style:family="text"/>
    <style:style style:name="Endnote_20_Symbol" style:display-name="Endnote Symbol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1.0472in" fo:text-indent="-0.1209in" fo:margin-left="1.0472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.5709in" fo:text-indent="-0.2756in" fo:margin-left="1.5709in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8346in" fo:text-indent="-0.2598in" fo:margin-left="1.8346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0945in" fo:text-indent="-0.2598in" fo:margin-left="2.0945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3543in" fo:text-indent="-0.2598in" fo:margin-left="2.354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6138in" fo:text-indent="-0.2598in" fo:margin-left="2.6138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2.8736in" fo:text-indent="-0.2598in" fo:margin-left="2.8736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1335in" fo:text-indent="-0.2598in" fo:margin-left="3.1335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3.3929in" fo:text-indent="-0.2598in" fo:margin-left="3.3929in"/>
        </style:list-level-properties>
        <style:text-properties fo:font-family="OpenSymbol" style:font-charset="x-symbol"/>
      </text:list-level-style-bullet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346in" fo:text-indent="-0.25in" fo:margin-left="0.53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846in" fo:text-indent="-0.25in" fo:margin-left="0.7846in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0346in" fo:text-indent="-0.25in" fo:margin-left="1.0346in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846in" fo:text-indent="-0.25in" fo:margin-left="1.2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346in" fo:text-indent="-0.25in" fo:margin-left="1.5346in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846in" fo:text-indent="-0.25in" fo:margin-left="1.7846in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0346in" fo:text-indent="-0.25in" fo:margin-left="2.03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846in" fo:text-indent="-0.25in" fo:margin-left="2.2846in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346in" fo:text-indent="-0.25in" fo:margin-left="2.5346in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57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59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60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62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63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66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83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84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86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87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9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90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9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9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9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9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9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9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01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0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0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0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0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0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1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1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1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1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1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9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20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22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23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25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26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28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29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31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32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34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35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37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38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40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41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43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44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46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47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49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50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52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53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55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56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58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59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61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62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6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6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6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6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7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7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73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74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76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77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79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80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8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8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8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8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8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8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91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9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9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9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9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9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0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0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0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0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0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9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10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12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13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15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16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217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18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9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20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21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22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23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24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25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27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28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30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31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33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34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36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37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39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40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42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43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45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46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48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49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51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52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25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5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5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5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5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6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6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text:style-name="ListLabel_20_262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63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64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66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67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69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70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text:style-name="ListLabel_20_27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7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7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7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7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7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7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7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7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text:style-name="ListLabel_20_28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81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8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8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8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8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8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8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8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text:style-name="ListLabel_20_28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9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9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9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9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9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9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9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9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text:style-name="ListLabel_20_298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99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00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01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02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03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04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05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06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text:style-name="ListLabel_20_30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08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09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10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11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12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13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14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15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text:style-name="ListLabel_20_31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17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18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19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20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21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22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23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24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text:style-name="ListLabel_20_32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26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27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28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29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30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31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32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33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text:style-name="ListLabel_20_33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35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36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37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38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39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40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41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42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number text:level="1" text:style-name="ListLabel_20_34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4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4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4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4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4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4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5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5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number text:level="1" text:style-name="ListLabel_20_352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53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54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55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56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57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58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59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60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number text:level="1" text:style-name="ListLabel_20_36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6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6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6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6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6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6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6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6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number text:level="1" text:style-name="ListLabel_20_37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71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7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7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7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7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7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7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7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number text:level="1" text:style-name="ListLabel_20_37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8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8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8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8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8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8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8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8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number:date-style style:name="N129">
      <number:day number:style="long"/>
      <number:text>-</number:text>
      <number:month number:textual="true"/>
      <number:text>-</number:text>
      <number:year number:style="long"/>
    </number:date-style>
    <number:currency-style style:name="N131P0" style:volatile="true">
      <number:currency-symbol number:language="ur" number:country="PK">₨</number:currency-symbol>
      <number:number number:decimal-places="2" number:min-decimal-places="2" number:min-integer-digits="1" number:grouping="true"/>
    </number:currency-style>
    <number:currency-style style:name="N131">
      <style:text-properties fo:color="#ff0000"/>
      <number:text>-</number:text>
      <number:currency-symbol number:language="ur" number:country="PK">₨</number:currency-symbol>
      <number:number number:decimal-places="2" number:min-decimal-places="2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ur" number:country="PK">₨</number:currency-symbol>
      <number:number number:decimal-places="0" number:min-decimal-places="0" number:min-integer-digits="1" number:grouping="true"/>
    </number:currency-style>
    <number:currency-style style:name="N133">
      <number:text>-</number:text>
      <number:currency-symbol number:language="ur" number:country="PK">₨</number:currency-symbol>
      <number:number number:decimal-places="0" number:min-decimal-places="0" number:min-integer-digits="1" number:grouping="true"/>
      <style:map style:condition="value()&gt;=0" style:apply-style-name="N133P0"/>
    </number:currency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20" style:family="table">
      <style:table-properties style:width="6.9271in" fo:margin-left="0in" fo:margin-top="0in" fo:margin-bottom="0in" table:align="left" style:writing-mode="page"/>
    </style:style>
    <style:style style:name="Table20.A" style:family="table-column">
      <style:table-column-properties style:column-width="5.4583in"/>
    </style:style>
    <style:style style:name="Table20.B" style:family="table-column">
      <style:table-column-properties style:column-width="1.4688in"/>
    </style:style>
    <style:style style:name="Table20.1" style:family="table-row">
      <style:table-row-properties style:min-row-height="0.2549in" fo:keep-together="auto"/>
    </style:style>
    <style:style style:name="Table20.A1" style:family="table-cell">
      <style:table-cell-properties fo:padding="0.0201in" fo:border="none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Default">
      <style:paragraph-properties fo:text-align="end" style:justify-single-word="false" style:writing-mode="lr-tb">
        <style:tab-stops>
          <style:tab-stop style:position="0.278in"/>
        </style:tab-stops>
      </style:paragraph-properties>
      <style:text-properties fo:font-variant="normal" fo:text-transform="none" style:use-window-font-color="true" loext:opacity="0%" style:font-name="Courier New" fo:font-size="7pt" fo:font-style="normal" style:font-size-asian="7pt" style:font-style-asian="normal" style:font-size-complex="7pt"/>
    </style:style>
    <style:style style:name="MP3" style:family="paragraph" style:parent-style-name="Table_20_Contents">
      <style:paragraph-properties fo:text-align="end" style:justify-single-word="false" style:writing-mode="lr-tb"/>
      <style:text-properties style:font-name="Courier New" fo:font-size="7pt" style:font-size-asian="7pt" style:font-size-complex="7pt"/>
    </style:style>
    <style:style style:name="MP4" style:family="paragraph" style:parent-style-name="Footer">
      <style:paragraph-properties fo:text-align="end" style:justify-single-word="false"/>
    </style:style>
    <style:style style:name="MT1" style:family="text">
      <style:text-properties officeooo:rsid="01136911"/>
    </style:style>
    <style:style style:name="MT2" style:family="text">
      <style:text-properties officeooo:rsid="01013b1a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1" style:layout-grid-base-height="0.216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.3882in" fo:margin-left="0in" fo:margin-right="0in" fo:margin-top="0.3484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ext:p text:style-name="MP1"/>
      </style:header>
      <style:footer>
        <table:table table:name="Table20" table:style-name="Table20">
          <table:table-column table:style-name="Table20.A"/>
          <table:table-column table:style-name="Table20.B"/>
          <table:table-row table:style-name="Table20.1">
            <table:table-cell table:style-name="Table20.A1" office:value-type="string">
              <text:p text:style-name="MP2"><text:user-defined style:data-style-name="N0" text:name="ReferenceRecipient">FAMCO-MAK-CNERGY-321-TN-25-01</text:user-defined></text:p>
            </table:table-cell>
            <table:table-cell table:style-name="Table20.A1" office:value-type="string">
              <text:p text:style-name="MP3"><text:span text:style-name="MT1">Page </text:span><text:page-number text:select-page="current">1</text:page-number><text:s/><text:span text:style-name="MT2">of </text:span><text:span text:style-name="MT2"><text:page-count>1</text:page-count></text:span></text:p>
            </table:table-cell>
          </table:table-row>
        </table:table>
        <text:p text:style-name="MP4"/>
      </style:footer>
    </style:master-page>
    <style:master-page style:name="HTML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06-11T03:30:00</meta:creation-date>
    <meta:initial-creator>Tayyab Baloch</meta:initial-creator>
    <dc:language>en-US</dc:language>
    <meta:print-date>2025-04-20T19:02:26.860370000</meta:print-date>
    <dc:date>2025-06-21T18:16:49.209173100</dc:date>
    <meta:editing-cycles>676</meta:editing-cycles>
    <meta:editing-duration>P3DT8H7M9S</meta:editing-duration>
    <meta:generator>LibreOffice/25.2.2.2$Windows_X86_64 LibreOffice_project/7370d4be9e3cf6031a51beef54ff3bda878e3fac</meta:generator>
    <dc:creator>MIK</dc:creator>
    <meta:printed-by>MIK</meta:printed-by>
    <meta:document-statistic meta:table-count="3" meta:image-count="0" meta:object-count="0" meta:page-count="1" meta:paragraph-count="32" meta:word-count="198" meta:character-count="1352" meta:non-whitespace-character-count="1185"/>
    <meta:user-defined meta:name="Company">CNERGYICO PK LIMITED (FORMERLY: BYCO PERTROLEUM PAKISTAN LIMITED)</meta:user-defined>
    <meta:user-defined meta:name="FatherCNIC">35200-1521538-7</meta:user-defined>
    <meta:user-defined meta:name="Folio1">321</meta:user-defined>
    <meta:user-defined meta:name="Folio1Available"/>
    <meta:user-defined meta:name="Folio1Missing" meta:value-type="string">200</meta:user-defined>
    <meta:user-defined meta:name="Folio1Total" meta:value-type="string">700</meta:user-defined>
    <meta:user-defined meta:name="Folio2" meta:value-type="string"/>
    <meta:user-defined meta:name="Folio2Available" meta:value-type="string"/>
    <meta:user-defined meta:name="Folio2Missing" meta:value-type="string"/>
    <meta:user-defined meta:name="Folio2Total" meta:value-type="string"/>
    <meta:user-defined meta:name="Folio3" meta:value-type="string"/>
    <meta:user-defined meta:name="Folio3Available" meta:value-type="string"/>
    <meta:user-defined meta:name="Folio3Missing" meta:value-type="string"/>
    <meta:user-defined meta:name="Folio3Total" meta:value-type="string"/>
    <meta:user-defined meta:name="NewsPaperDate" meta:value-type="string"/>
    <meta:user-defined meta:name="NewsPaperEng" meta:value-type="string"/>
    <meta:user-defined meta:name="NewsPaperUrdu" meta:value-type="string"/>
    <meta:user-defined meta:name="ReferenceRecipient" meta:value-type="string">FAMCO-MAK-CNERGY-321-TN-25-01</meta:user-defined>
    <meta:user-defined meta:name="ReferenceSender" meta:value-type="string">CNERGY - 676</meta:user-defined>
    <meta:user-defined meta:name="Ticker" meta:value-type="string">CNERGY</meta:user-defined>
  </office:meta>
</office:document-meta>
</file>